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0"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2" style:family="paragraph" style:parent-style-name="Standard">
      <style:paragraph-properties fo:margin-left="0cm" fo:margin-right="0cm" fo:line-height="150%" fo:text-indent="0cm" style:auto-text-indent="false"/>
      <style:text-properties officeooo:paragraph-rsid="00bd67b4"/>
    </style:style>
    <style:style style:name="P13" style:family="paragraph" style:parent-style-name="Standard">
      <style:paragraph-properties fo:margin-left="0cm" fo:margin-right="0cm" fo:line-height="150%" fo:text-align="justify" style:justify-single-word="false" fo:text-indent="0cm" style:auto-text-indent="false"/>
      <style:text-properties officeooo:paragraph-rsid="00c7545d"/>
    </style:style>
    <style:style style:name="P14" style:family="paragraph" style:parent-style-name="Standard">
      <style:paragraph-properties fo:margin-left="0cm" fo:margin-right="0cm" fo:line-height="150%" fo:text-align="justify" style:justify-single-word="false" fo:text-indent="0cm" style:auto-text-indent="false"/>
      <style:text-properties officeooo:paragraph-rsid="00e33a0d"/>
    </style:style>
    <style:style style:name="P15" style:family="paragraph" style:parent-style-name="Heading">
      <style:paragraph-properties fo:break-before="page"/>
    </style:style>
    <style:style style:name="P16" style:family="paragraph" style:parent-style-name="Heading">
      <style:paragraph-properties fo:break-before="page"/>
      <style:text-properties officeooo:paragraph-rsid="00c90ce3"/>
    </style:style>
    <style:style style:name="P17" style:family="paragraph" style:parent-style-name="Heading">
      <style:paragraph-properties fo:break-before="page"/>
      <style:text-properties officeooo:paragraph-rsid="00ca07f6"/>
    </style:style>
    <style:style style:name="P18" style:family="paragraph" style:parent-style-name="Text_20_body">
      <style:paragraph-properties fo:text-align="center" style:justify-single-word="false"/>
      <style:text-properties fo:font-size="14pt" style:font-size-asian="14pt" style:font-size-complex="14pt"/>
    </style:style>
    <style:style style:name="P19" style:family="paragraph" style:parent-style-name="Text_20_body">
      <style:text-properties officeooo:rsid="005b378a"/>
    </style:style>
    <style:style style:name="P20" style:family="paragraph" style:parent-style-name="Text_20_body">
      <style:text-properties officeooo:paragraph-rsid="005bdffd"/>
    </style:style>
    <style:style style:name="P21" style:family="paragraph" style:parent-style-name="Text_20_body">
      <style:text-properties officeooo:paragraph-rsid="0086374f"/>
    </style:style>
    <style:style style:name="P22" style:family="paragraph" style:parent-style-name="Text_20_body">
      <style:text-properties officeooo:paragraph-rsid="008bcb6e"/>
    </style:style>
    <style:style style:name="P23" style:family="paragraph" style:parent-style-name="Text_20_body">
      <style:text-properties officeooo:paragraph-rsid="00dc39b5"/>
    </style:style>
    <style:style style:name="P24" style:family="paragraph" style:parent-style-name="Text_20_body">
      <style:text-properties officeooo:paragraph-rsid="00eacb25"/>
    </style:style>
    <style:style style:name="P25" style:family="paragraph" style:parent-style-name="Text_20_body">
      <style:text-properties officeooo:paragraph-rsid="00f14f91"/>
    </style:style>
    <style:style style:name="P26" style:family="paragraph" style:parent-style-name="Text_20_body">
      <style:text-properties officeooo:paragraph-rsid="00f361aa"/>
    </style:style>
    <style:style style:name="P27" style:family="paragraph" style:parent-style-name="Text_20_body">
      <style:text-properties officeooo:paragraph-rsid="00f6657f"/>
    </style:style>
    <style:style style:name="P28" style:family="paragraph" style:parent-style-name="Text_20_body">
      <style:text-properties officeooo:paragraph-rsid="00fa54f7"/>
    </style:style>
    <style:style style:name="P29" style:family="paragraph" style:parent-style-name="Text_20_body">
      <style:text-properties officeooo:paragraph-rsid="00fbf5bb"/>
    </style:style>
    <style:style style:name="P30" style:family="paragraph" style:parent-style-name="Text_20_body">
      <style:text-properties officeooo:paragraph-rsid="00fd4fc7"/>
    </style:style>
    <style:style style:name="P31" style:family="paragraph" style:parent-style-name="Text_20_body">
      <style:text-properties officeooo:paragraph-rsid="012f23af"/>
    </style:style>
    <style:style style:name="P32" style:family="paragraph" style:parent-style-name="Text_20_body">
      <style:text-properties officeooo:paragraph-rsid="010a84a3"/>
    </style:style>
    <style:style style:name="P33" style:family="paragraph" style:parent-style-name="Text_20_body">
      <style:text-properties officeooo:rsid="0073dce8"/>
    </style:style>
    <style:style style:name="P34" style:family="paragraph" style:parent-style-name="Text_20_body">
      <style:text-properties officeooo:paragraph-rsid="0086edf9"/>
    </style:style>
    <style:style style:name="P35" style:family="paragraph" style:parent-style-name="Standard">
      <style:paragraph-properties fo:margin-left="8.754cm" fo:margin-right="0cm" fo:line-height="150%" fo:text-indent="0cm" style:auto-text-indent="false">
        <style:tab-stops/>
      </style:paragraph-properties>
      <style:text-properties style:font-name="Arial"/>
    </style:style>
    <style:style style:name="P36" style:family="paragraph" style:parent-style-name="Table_20_Contents">
      <style:paragraph-properties fo:text-align="justify" style:justify-single-word="false"/>
      <style:text-properties officeooo:rsid="00559993" officeooo:paragraph-rsid="00559993"/>
    </style:style>
    <style:style style:name="P37" style:family="paragraph" style:parent-style-name="Table_20_Contents">
      <style:paragraph-properties fo:text-align="justify" style:justify-single-word="false"/>
      <style:text-properties officeooo:rsid="005e8c51" officeooo:paragraph-rsid="005e8c51"/>
    </style:style>
    <style:style style:name="P38"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39"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40" style:family="paragraph" style:parent-style-name="Standard">
      <style:paragraph-properties fo:margin-left="0cm" fo:margin-right="0cm" fo:line-height="150%" fo:text-indent="1.501cm" style:auto-text-indent="false"/>
      <style:text-properties officeooo:paragraph-rsid="00bd67b4"/>
    </style:style>
    <style:style style:name="P41" style:family="paragraph" style:parent-style-name="Standard">
      <style:paragraph-properties fo:margin-left="0cm" fo:margin-right="0cm" fo:line-height="150%" fo:text-indent="1.501cm" style:auto-text-indent="false"/>
      <style:text-properties officeooo:paragraph-rsid="00e33a0d"/>
    </style:style>
    <style:style style:name="P42"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43"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44"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45"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46" style:family="paragraph" style:parent-style-name="List_20_Paragraph">
      <style:paragraph-properties fo:margin-left="0cm" fo:margin-right="0cm" fo:line-height="150%" fo:text-align="justify" style:justify-single-word="false" fo:text-indent="1.501cm" style:auto-text-indent="false"/>
      <style:text-properties officeooo:paragraph-rsid="01363eb1"/>
    </style:style>
    <style:style style:name="P47" style:family="paragraph" style:parent-style-name="Standard">
      <style:paragraph-properties fo:margin-top="0.101cm" fo:margin-bottom="0.101cm" loext:contextual-spacing="false" fo:text-align="center" style:justify-single-word="false"/>
    </style:style>
    <style:style style:name="P48" style:family="paragraph" style:parent-style-name="Standard">
      <style:paragraph-properties fo:margin-top="0.101cm" fo:margin-bottom="0.101cm" loext:contextual-spacing="false" fo:text-align="center" style:justify-single-word="false"/>
      <style:text-properties officeooo:paragraph-rsid="00cec534"/>
    </style:style>
    <style:style style:name="P49" style:family="paragraph" style:parent-style-name="Standard">
      <style:paragraph-properties fo:margin-top="0.101cm" fo:margin-bottom="0.101cm" loext:contextual-spacing="false" fo:text-align="center" style:justify-single-word="false"/>
      <style:text-properties officeooo:paragraph-rsid="00cb6464"/>
    </style:style>
    <style:style style:name="P50" style:family="paragraph" style:parent-style-name="Standard">
      <style:paragraph-properties fo:margin-top="0.101cm" fo:margin-bottom="0.101cm" loext:contextual-spacing="false" fo:text-align="center" style:justify-single-word="false"/>
      <style:text-properties officeooo:paragraph-rsid="00cd313f"/>
    </style:style>
    <style:style style:name="P51" style:family="paragraph" style:parent-style-name="Standard">
      <style:paragraph-properties fo:margin-top="0.101cm" fo:margin-bottom="0.101cm" loext:contextual-spacing="false" fo:text-align="center" style:justify-single-word="false"/>
      <style:text-properties officeooo:paragraph-rsid="00cf8ebd"/>
    </style:style>
    <style:style style:name="P52" style:family="paragraph" style:parent-style-name="Standard">
      <style:paragraph-properties fo:margin-top="0.101cm" fo:margin-bottom="0.101cm" loext:contextual-spacing="false" fo:text-align="center" style:justify-single-word="false"/>
      <style:text-properties fo:font-weight="bold" officeooo:rsid="00cb6464" officeooo:paragraph-rsid="00cb6464" style:font-weight-asian="bold" style:font-weight-complex="bold"/>
    </style:style>
    <style:style style:name="P53" style:family="paragraph" style:parent-style-name="Standard">
      <style:paragraph-properties fo:margin-top="0.101cm" fo:margin-bottom="0.101cm" loext:contextual-spacing="false" fo:text-align="center" style:justify-single-word="false"/>
      <style:text-properties fo:font-weight="bold" officeooo:rsid="00cec534" officeooo:paragraph-rsid="00cec534" style:font-weight-asian="bold" style:font-weight-complex="bold"/>
    </style:style>
    <style:style style:name="P54" style:family="paragraph" style:parent-style-name="Table_20_Contents">
      <style:paragraph-properties fo:margin-top="0.101cm" fo:margin-bottom="0.101cm" loext:contextual-spacing="false" fo:text-align="center" style:justify-single-word="false"/>
      <style:text-properties fo:font-weight="bold" style:font-weight-asian="bold" style:font-weight-complex="bold"/>
    </style:style>
    <style:style style:name="P55"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0cb6464" style:font-weight-asian="bold" style:font-weight-complex="bold"/>
    </style:style>
    <style:style style:name="P56"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57" style:family="paragraph" style:parent-style-name="caption">
      <style:paragraph-properties fo:text-align="center" style:justify-single-word="false" fo:keep-with-next="always"/>
      <style:text-properties officeooo:paragraph-rsid="00c7545d"/>
    </style:style>
    <style:style style:name="P58" style:family="paragraph" style:parent-style-name="Footnote">
      <style:text-properties officeooo:rsid="010e3a73" officeooo:paragraph-rsid="010e3a73"/>
    </style:style>
    <style:style style:name="P59" style:family="paragraph" style:parent-style-name="Footnote">
      <style:text-properties officeooo:rsid="01115b4d" officeooo:paragraph-rsid="01115b4d"/>
    </style:style>
    <style:style style:name="P60" style:family="paragraph" style:parent-style-name="Footnote">
      <style:text-properties officeooo:rsid="012babdc" officeooo:paragraph-rsid="012babdc"/>
    </style:style>
    <style:style style:name="P61" style:family="paragraph" style:parent-style-name="Table_20_index_20_1">
      <style:paragraph-properties>
        <style:tab-stops>
          <style:tab-stop style:position="16cm" style:type="right" style:leader-style="dotted" style:leader-text="."/>
        </style:tab-stops>
      </style:paragraph-properties>
    </style:style>
    <style:style style:name="P62"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63"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64"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65" style:family="paragraph" style:parent-style-name="Contents_20_1">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5.501cm" style:type="right" style:leader-style="dotted" style:leader-text="."/>
        </style:tab-stops>
      </style:paragraph-properties>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69"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70" style:family="paragraph" style:parent-style-name="Text_20_body" style:master-page-name="MP0">
      <style:paragraph-properties fo:text-align="center" style:justify-single-word="false" style:page-number="4" fo:break-before="page"/>
    </style:style>
    <style:style style:name="P71" style:family="paragraph" style:parent-style-name="Text_20_body" style:list-style-name="L1"/>
    <style:style style:name="P72" style:family="paragraph" style:parent-style-name="Text_20_body" style:list-style-name="L1">
      <style:text-properties officeooo:rsid="00bebab4" officeooo:paragraph-rsid="00bebab4"/>
    </style:style>
    <style:style style:name="P73" style:family="paragraph" style:parent-style-name="Text_20_body" style:list-style-name="L1">
      <style:text-properties officeooo:rsid="00bebab4" officeooo:paragraph-rsid="0086374f"/>
    </style:style>
    <style:style style:name="P74" style:family="paragraph" style:parent-style-name="Text_20_body" style:list-style-name="L1">
      <style:text-properties officeooo:rsid="00c083ea" officeooo:paragraph-rsid="00c083ea"/>
    </style:style>
    <style:style style:name="P75" style:family="paragraph" style:parent-style-name="Text_20_body" style:list-style-name="">
      <style:paragraph-properties fo:line-height="150%" fo:text-align="start" style:justify-single-word="false" fo:hyphenation-ladder-count="no-limit">
        <style:tab-stops/>
      </style:paragraph-properties>
      <style:text-properties officeooo:rsid="0058b98f" officeooo:paragraph-rsid="0058b98f" fo:hyphenate="false"/>
    </style:style>
    <style:style style:name="P76" style:family="paragraph" style:parent-style-name="Text_20_body" style:list-style-name="">
      <style:paragraph-properties fo:line-height="150%" fo:text-align="start" style:justify-single-word="false" fo:hyphenation-ladder-count="no-limit">
        <style:tab-stops/>
      </style:paragraph-properties>
      <style:text-properties officeooo:rsid="005895a4" officeooo:paragraph-rsid="005895a4" fo:hyphenate="false"/>
    </style:style>
    <style:style style:name="P77" style:family="paragraph" style:parent-style-name="Text_20_body" style:list-style-name="L2">
      <style:text-properties officeooo:paragraph-rsid="008eadf6"/>
    </style:style>
    <style:style style:name="P78" style:family="paragraph" style:parent-style-name="Text_20_body" style:list-style-name="L2">
      <style:text-properties officeooo:paragraph-rsid="013efd18"/>
    </style:style>
    <style:style style:name="P79" style:family="paragraph" style:parent-style-name="Heading" style:master-page-name="MP2">
      <style:paragraph-properties style:page-number="auto" fo:break-before="page"/>
    </style:style>
    <style:style style:name="P80" style:family="paragraph" style:parent-style-name="Heading_20_2">
      <style:text-properties officeooo:paragraph-rsid="010cb7b2"/>
    </style:style>
    <style:style style:name="P81" style:family="paragraph" style:parent-style-name="Heading_20_2">
      <style:text-properties officeooo:paragraph-rsid="0086edf9"/>
    </style:style>
    <style:style style:name="P82" style:family="paragraph" style:parent-style-name="Heading_20_2">
      <style:text-properties officeooo:rsid="005bdffd" officeooo:paragraph-rsid="005bdffd"/>
    </style:style>
    <style:style style:name="P83" style:family="paragraph" style:parent-style-name="Heading_20_2">
      <style:text-properties officeooo:paragraph-rsid="005bdffd"/>
    </style:style>
    <style:style style:name="P84" style:family="paragraph" style:parent-style-name="Heading_20_1">
      <style:text-properties officeooo:rsid="0086edf9" officeooo:paragraph-rsid="0086edf9"/>
    </style:style>
    <style:style style:name="P85" style:family="paragraph" style:parent-style-name="Heading_20_1">
      <style:text-properties officeooo:rsid="008bcb6e" officeooo:paragraph-rsid="008bcb6e"/>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694d80" officeooo:paragraph-rsid="00694d80"/>
    </style:style>
    <style:style style:name="P88" style:family="paragraph" style:parent-style-name="Heading_20_1">
      <style:paragraph-properties fo:break-before="page"/>
      <style:text-properties officeooo:paragraph-rsid="00723232"/>
    </style:style>
    <style:style style:name="P89" style:family="paragraph" style:parent-style-name="Heading_20_1">
      <style:paragraph-properties fo:line-height="150%" fo:text-align="start" style:justify-single-word="false" fo:hyphenation-ladder-count="no-limit" fo:break-before="page">
        <style:tab-stops/>
      </style:paragraph-properties>
      <style:text-properties officeooo:rsid="005b378a" officeooo:paragraph-rsid="005b955c" fo:hyphenate="false"/>
    </style:style>
    <style:style style:name="P90" style:family="paragraph" style:parent-style-name="Heading_20_1">
      <style:paragraph-properties fo:break-before="page"/>
      <style:text-properties officeooo:paragraph-rsid="005895a4"/>
    </style:style>
    <style:style style:name="P91" style:family="paragraph" style:parent-style-name="Contents_20_Heading" style:master-page-name="MP3">
      <style:paragraph-properties style:page-number="auto" fo:break-before="page"/>
    </style:style>
    <style:style style:name="P92"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93" style:family="paragraph" style:parent-style-name="List_20_Paragraph" style:list-style-name="WWNum3">
      <style:paragraph-properties fo:line-height="150%" fo:text-align="justify" style:justify-single-word="false"/>
      <style:text-properties officeooo:paragraph-rsid="00e33a0d"/>
    </style:style>
    <style:style style:name="P94" style:family="paragraph" style:parent-style-name="Default" style:list-style-name="WWNum3">
      <style:paragraph-properties fo:line-height="150%" fo:text-align="justify" style:justify-single-word="false"/>
      <style:text-properties officeooo:paragraph-rsid="00e33a0d"/>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officeooo:rsid="0023a6c3"/>
    </style:style>
    <style:style style:name="T7" style:family="text">
      <style:text-properties style:font-name="Arial" officeooo:rsid="006aca71"/>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fo:background-color="transparent" loext:char-shading-value="0"/>
    </style:style>
    <style:style style:name="T11" style:family="text">
      <style:text-properties style:font-name="Arial" officeooo:rsid="00dcab57"/>
    </style:style>
    <style:style style:name="T12" style:family="text">
      <style:text-properties style:font-name="Arial" fo:font-style="normal" style:font-style-asian="normal" style:font-style-complex="normal"/>
    </style:style>
    <style:style style:name="T13" style:family="text">
      <style:text-properties style:font-name="Arial" officeooo:rsid="0134ce5e"/>
    </style:style>
    <style:style style:name="T14" style:family="text">
      <style:text-properties style:font-name="Arial" officeooo:rsid="013efd18"/>
    </style:style>
    <style:style style:name="T15" style:family="text">
      <style:text-properties fo:font-weight="bold" style:font-weight-asian="bold" style:font-weight-complex="bold"/>
    </style:style>
    <style:style style:name="T16" style:family="text">
      <style:text-properties fo:font-weight="bold" officeooo:rsid="00279062" style:font-weight-asian="bold" style:font-weight-complex="bold"/>
    </style:style>
    <style:style style:name="T17" style:family="text">
      <style:text-properties officeooo:rsid="005bdffd"/>
    </style:style>
    <style:style style:name="T18" style:family="text">
      <style:text-properties officeooo:rsid="006eeeed"/>
    </style:style>
    <style:style style:name="T19" style:family="text">
      <style:text-properties officeooo:rsid="0086edf9"/>
    </style:style>
    <style:style style:name="T20" style:family="text">
      <style:text-properties fo:font-variant="normal" fo:text-transform="none" fo:color="#222222" fo:letter-spacing="normal" officeooo:rsid="00a8b7c1"/>
    </style:style>
    <style:style style:name="T21" style:family="text">
      <style:text-properties fo:font-variant="normal" fo:text-transform="none" fo:color="#222222" fo:letter-spacing="normal" officeooo:rsid="00a9e427"/>
    </style:style>
    <style:style style:name="T22" style:family="text">
      <style:text-properties fo:font-variant="normal" fo:text-transform="none" fo:color="#222222" fo:letter-spacing="normal" officeooo:rsid="00aab2e4"/>
    </style:style>
    <style:style style:name="T23" style:family="text">
      <style:text-properties fo:font-variant="normal" fo:text-transform="none" fo:color="#222222" fo:letter-spacing="normal" officeooo:rsid="00eacb25"/>
    </style:style>
    <style:style style:name="T24" style:family="text">
      <style:text-properties fo:font-variant="normal" fo:text-transform="none" fo:color="#222222" fo:letter-spacing="normal" officeooo:rsid="00ee7f47"/>
    </style:style>
    <style:style style:name="T25" style:family="text">
      <style:text-properties fo:font-variant="normal" fo:text-transform="none" fo:color="#222222" fo:letter-spacing="normal" officeooo:rsid="00f008f0"/>
    </style:style>
    <style:style style:name="T26" style:family="text">
      <style:text-properties officeooo:rsid="00a8ac19"/>
    </style:style>
    <style:style style:name="T27" style:family="text">
      <style:text-properties officeooo:rsid="00b38895"/>
    </style:style>
    <style:style style:name="T28" style:family="text">
      <style:text-properties officeooo:rsid="00b53737"/>
    </style:style>
    <style:style style:name="T29" style:family="text">
      <style:text-properties style:font-name="Arial2" style:font-name-complex="Arial3"/>
    </style:style>
    <style:style style:name="T30" style:family="text">
      <style:text-properties style:font-name="Arial2" style:font-name-complex="Arial3" style:font-size-complex="12pt" style:font-weight-complex="bold"/>
    </style:style>
    <style:style style:name="T31" style:family="text">
      <style:text-properties style:font-name="Arial2" officeooo:rsid="00b84995" style:font-name-complex="Arial3" style:font-size-complex="12pt" style:font-weight-complex="bold"/>
    </style:style>
    <style:style style:name="T32" style:family="text">
      <style:text-properties style:font-name="Arial2" officeooo:rsid="00bb3ed1" style:font-name-complex="Arial3" style:font-size-complex="12pt" style:font-weight-complex="bold"/>
    </style:style>
    <style:style style:name="T33" style:family="text">
      <style:text-properties style:font-name="Arial2" fo:font-weight="bold" style:font-weight-asian="bold" style:font-name-complex="Arial3"/>
    </style:style>
    <style:style style:name="T34" style:family="text">
      <style:text-properties style:font-name="Arial2" fo:font-style="italic" style:font-style-asian="italic" style:font-name-complex="Arial3"/>
    </style:style>
    <style:style style:name="T35" style:family="text">
      <style:text-properties style:font-name="Arial2" fo:font-style="italic" style:font-style-asian="italic" style:font-name-complex="Arial3" style:font-style-complex="italic"/>
    </style:style>
    <style:style style:name="T36" style:family="text">
      <style:text-properties style:font-name="Arial2" style:font-name-asian="Times New Roman1" style:language-asian="pt" style:country-asian="BR" style:font-name-complex="Arial3" style:font-size-complex="12pt"/>
    </style:style>
    <style:style style:name="T37" style:family="text">
      <style:text-properties officeooo:rsid="00b84995"/>
    </style:style>
    <style:style style:name="T38" style:family="text">
      <style:text-properties officeooo:rsid="00bb3ed1"/>
    </style:style>
    <style:style style:name="T39" style:family="text">
      <style:text-properties officeooo:rsid="00cb6464"/>
    </style:style>
    <style:style style:name="T40" style:family="text">
      <style:text-properties officeooo:rsid="00d35eb1"/>
    </style:style>
    <style:style style:name="T41" style:family="text">
      <style:text-properties fo:color="#000000" style:font-name="Arial2" style:font-name-complex="Arial3"/>
    </style:style>
    <style:style style:name="T42" style:family="text">
      <style:text-properties fo:color="#000000" style:font-name="Arial2" officeooo:rsid="00da556b" style:font-name-complex="Arial3"/>
    </style:style>
    <style:style style:name="T43" style:family="text">
      <style:text-properties fo:color="#000000" style:font-name="Arial2" fo:font-weight="bold" style:language-asian="pt" style:country-asian="BR" style:font-weight-asian="bold" style:font-name-complex="Arial3" style:font-size-complex="12pt" style:font-weight-complex="bold"/>
    </style:style>
    <style:style style:name="T44" style:family="text">
      <style:text-properties fo:color="#000000" style:font-name="Arial2" style:language-asian="pt" style:country-asian="BR" style:font-name-complex="Arial3" style:font-size-complex="12pt"/>
    </style:style>
    <style:style style:name="T45" style:family="text">
      <style:text-properties fo:color="#000000" style:font-name="Arial2" style:language-asian="pt" style:country-asian="BR" style:font-name-complex="Arial3" style:font-size-complex="12pt" style:font-weight-complex="bold"/>
    </style:style>
    <style:style style:name="T46" style:family="text">
      <style:text-properties fo:color="#000000" style:font-name="Arial2" officeooo:rsid="00da556b" style:font-name-complex="Arial"/>
    </style:style>
    <style:style style:name="T47" style:family="text">
      <style:text-properties fo:color="#000000" style:font-name="Arial2" officeooo:rsid="00da556b"/>
    </style:style>
    <style:style style:name="T48" style:family="text">
      <style:text-properties fo:font-style="italic" style:font-style-asian="italic" style:font-style-complex="italic"/>
    </style:style>
    <style:style style:name="T49" style:family="text">
      <style:text-properties fo:font-style="italic" officeooo:rsid="00a8ac19" style:font-style-asian="italic" style:font-style-complex="italic"/>
    </style:style>
    <style:style style:name="T50" style:family="text">
      <style:text-properties officeooo:rsid="00eacb25"/>
    </style:style>
    <style:style style:name="T51" style:family="text">
      <style:text-properties officeooo:rsid="00f14f91"/>
    </style:style>
    <style:style style:name="T52" style:family="text">
      <style:text-properties officeooo:rsid="00f28031"/>
    </style:style>
    <style:style style:name="T53" style:family="text">
      <style:text-properties officeooo:rsid="00f4f78b"/>
    </style:style>
    <style:style style:name="T54" style:family="text">
      <style:text-properties officeooo:rsid="00f779ee"/>
    </style:style>
    <style:style style:name="T55" style:family="text">
      <style:text-properties officeooo:rsid="00f918fa"/>
    </style:style>
    <style:style style:name="T56" style:family="text">
      <style:text-properties fo:font-weight="normal" style:font-weight-asian="normal" style:font-weight-complex="normal"/>
    </style:style>
    <style:style style:name="T57" style:family="text">
      <style:text-properties officeooo:rsid="00fadce9"/>
    </style:style>
    <style:style style:name="T58" style:family="text">
      <style:text-properties officeooo:rsid="00fbf5bb"/>
    </style:style>
    <style:style style:name="T59" style:family="text">
      <style:text-properties officeooo:rsid="00fd4fc7"/>
    </style:style>
    <style:style style:name="T60" style:family="text">
      <style:text-properties officeooo:rsid="0124625b"/>
    </style:style>
    <style:style style:name="T61" style:family="text">
      <style:text-properties style:font-name-complex="Arial"/>
    </style:style>
    <style:style style:name="T62" style:family="text">
      <style:text-properties officeooo:rsid="012eef04"/>
    </style:style>
    <style:style style:name="T63" style:family="text">
      <style:text-properties officeooo:rsid="012f23af"/>
    </style:style>
    <style:style style:name="T64" style:family="text">
      <style:text-properties officeooo:rsid="013af463"/>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start text:name="__RefHeading___Toc970_1045740432"/><text:span text:style-name="Fonte_20_parág._20_padrão"><text:span text:style-name="T1">INSTITUTO DE ENSINO SUPERIOR DA PARAÍBA – IESP</text:span></text:span><text:bookmark-end text:name="__RefHeading___Toc970_1045740432"/></text:p>
      <text:p text:style-name="P18"><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68">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63"><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35"/>
      <text:p text:style-name="P35"/>
      <text:p text:style-name="P35"/>
      <text:p text:style-name="P35"/>
      <text:p text:style-name="P35"/>
      <text:p text:style-name="P35"/>
      <text:p text:style-name="P35"/>
      <text:p text:style-name="P35"/>
      <text:p text:style-name="P35"/>
      <text:p text:style-name="P35"/>
      <text:p text:style-name="P2">JOÃO PESSOA / PB</text:p>
      <text:p text:style-name="P2">2017</text:p>
      <text:p text:style-name="P69"><text:span text:style-name="T15">EVERSON TEIXEIR</text:span><text:span text:style-name="T16">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64"><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9"/>
      <text:p text:style-name="P10"/>
      <text:p text:style-name="P10"/>
      <text:p text:style-name="P10">Aprovado em______de______de________</text:p>
      <text:p text:style-name="P10"/>
      <text:p text:style-name="P10">BANCA EXAMINADORA</text:p>
      <text:p text:style-name="P10"/>
      <text:p text:style-name="P10">___________________________________</text:p>
      <text:p text:style-name="P10">Prof. Alana Morais</text:p>
      <text:p text:style-name="P10"/>
      <text:p text:style-name="P10"/>
      <text:p text:style-name="P10">___________________________________</text:p>
      <text:p text:style-name="P10">Intituto de Ensino Superior da Paraíba</text:p>
      <text:p text:style-name="P10"/>
      <text:p text:style-name="P10"/>
      <text:p text:style-name="P10">___________________________________</text:p>
      <text:p text:style-name="P10">Intituto de Ensino Superior da Paraíba</text:p>
      <text:p text:style-name="P15">DEDICATÓRIA</text:p>
      <text:p text:style-name="P11"/>
      <text:p text:style-name="Text_20_body"/>
      <text:p text:style-name="Text_20_body"/>
      <text:p text:style-name="P15">AGRADECIMENTO</text:p>
      <text:p text:style-name="P79">RESUMO</text:p>
      <text:p text:style-name="P5"/>
      <text:p text:style-name="Text_20_body"><text:span text:style-name="Fonte_20_parág._20_padrão"><text:span text:style-name="T2">O sistema </text:span></text:span><text:span text:style-name="Fonte_20_parág._20_padrão"><text:span text:style-name="T7">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PALAVRAS-CHAVE: Bíblia; Compartilhamento; <text:s/>Interatividade; Mineração de Texto.</text:span></text:span></text:p>
      <text:p text:style-name="P15"><text:span text:style-name="Fonte_20_parág._20_padrão">ABSTRACT</text:span></text:p>
      <text:p text:style-name="Text_20_body"><text:span text:style-name="Fonte_20_parág._20_padrão"/></text:p>
      <text:p text:style-name="P15"><text:span text:style-name="Fonte_20_parág._20_padrão">LISTA DE ILUSTRAÇÕES</text:span></text:p>
      <text:p text:style-name="P16"/>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61">Tabela 1 - Comparativo de trabalhos relacionados<text:tab/>15</text:p>
        </text:index-body>
      </text:table-index>
      <text:p text:style-name="Text_20_body"/>
      <text:p text:style-name="P17"><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36">REST</text:p>
          </table:table-cell>
          <table:table-cell table:style-name="Tabela_5f_de_5f_siglas.A1" office:value-type="string">
            <text:p text:style-name="P36">Transferência de Estado Representacional</text:p>
          </table:table-cell>
        </table:table-row>
        <table:table-row table:style-name="Tabela_5f_de_5f_siglas.1">
          <table:table-cell table:style-name="Tabela_5f_de_5f_siglas.A1" office:value-type="string">
            <text:p text:style-name="P36">MVC</text:p>
          </table:table-cell>
          <table:table-cell table:style-name="Tabela_5f_de_5f_siglas.A1" office:value-type="string">
            <text:p text:style-name="P36">Model View Controller </text:p>
          </table:table-cell>
        </table:table-row>
        <table:table-row table:style-name="Tabela_5f_de_5f_siglas.1">
          <table:table-cell table:style-name="Tabela_5f_de_5f_siglas.A1" office:value-type="string">
            <text:p text:style-name="P36">HTML</text:p>
          </table:table-cell>
          <table:table-cell table:style-name="Tabela_5f_de_5f_siglas.A1" office:value-type="string">
            <text:p text:style-name="P36">Hyper Text Markup Languagem</text:p>
          </table:table-cell>
        </table:table-row>
        <table:table-row table:style-name="Tabela_5f_de_5f_siglas.1">
          <table:table-cell table:style-name="Tabela_5f_de_5f_siglas.A1" office:value-type="string">
            <text:p text:style-name="P36">XML</text:p>
          </table:table-cell>
          <table:table-cell table:style-name="Tabela_5f_de_5f_siglas.A1" office:value-type="string">
            <text:p text:style-name="P36">eXtensible Markup Languagem</text:p>
          </table:table-cell>
        </table:table-row>
        <table:table-row table:style-name="Tabela_5f_de_5f_siglas.1">
          <table:table-cell table:style-name="Tabela_5f_de_5f_siglas.A1" office:value-type="string">
            <text:p text:style-name="P36">HTTP</text:p>
          </table:table-cell>
          <table:table-cell table:style-name="Tabela_5f_de_5f_siglas.A1" office:value-type="string">
            <text:p text:style-name="P36">Protocolo de Transferência de Hipertexto</text:p>
          </table:table-cell>
        </table:table-row>
        <table:table-row table:style-name="Tabela_5f_de_5f_siglas.1">
          <table:table-cell table:style-name="Tabela_5f_de_5f_siglas.A1" office:value-type="string">
            <text:p text:style-name="P36">JSON</text:p>
          </table:table-cell>
          <table:table-cell table:style-name="Tabela_5f_de_5f_siglas.A1" office:value-type="string">
            <text:p text:style-name="P36">JavaScript Object Notation</text:p>
          </table:table-cell>
        </table:table-row>
        <table:table-row table:style-name="Tabela_5f_de_5f_siglas.1">
          <table:table-cell table:style-name="Tabela_5f_de_5f_siglas.A1" office:value-type="string">
            <text:p text:style-name="P36">SGBD</text:p>
          </table:table-cell>
          <table:table-cell table:style-name="Tabela_5f_de_5f_siglas.A1" office:value-type="string">
            <text:p text:style-name="P36">Sistema de Gerenciamento de Banco de Dados</text:p>
          </table:table-cell>
        </table:table-row>
        <table:table-row table:style-name="Tabela_5f_de_5f_siglas.1">
          <table:table-cell table:style-name="Tabela_5f_de_5f_siglas.A1" office:value-type="string">
            <text:p text:style-name="P36">UML</text:p>
          </table:table-cell>
          <table:table-cell table:style-name="Tabela_5f_de_5f_siglas.A1" office:value-type="string">
            <text:p text:style-name="P36">Inified Modeling Languagem</text:p>
          </table:table-cell>
        </table:table-row>
        <table:table-row table:style-name="Tabela_5f_de_5f_siglas.1">
          <table:table-cell table:style-name="Tabela_5f_de_5f_siglas.A1" office:value-type="string">
            <text:p text:style-name="P37">SDK</text:p>
          </table:table-cell>
          <table:table-cell table:style-name="Tabela_5f_de_5f_siglas.A1" office:value-type="string">
            <text:p text:style-name="P37">Software Development Kit</text:p>
          </table:table-cell>
        </table:table-row>
        <table:table-row table:style-name="Tabela_5f_de_5f_siglas.1">
          <table:table-cell table:style-name="Tabela_5f_de_5f_siglas.A1" office:value-type="string">
            <text:p text:style-name="P37">API</text:p>
          </table:table-cell>
          <table:table-cell table:style-name="Tabela_5f_de_5f_siglas.A1" office:value-type="string">
            <text:p text:style-name="P37">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91">SUMÁRIO</text:p>
          </text:index-title>
          <text:p text:style-name="P65"><text:a xlink:type="simple" xlink:href="#__RefHeading___Toc1199_1629433696" text:style-name="Index_20_Link" text:visited-style-name="Index_20_Link"><text:span text:style-name="Source_20_Text">1. INTRODUÇÃO</text:span></text:a><text:a xlink:type="simple" xlink:href="#__RefHeading___Toc1199_1629433696" text:style-name="Index_20_Link" text:visited-style-name="Index_20_Link"><text:tab/>14</text:a></text:p>
          <text:p text:style-name="P66"><text:a xlink:type="simple" xlink:href="#__RefHeading___Toc12409_2137711369" text:style-name="Index_20_Link" text:visited-style-name="Index_20_Link">1.1 <text:s text:c="3"/>MOTIVAÇÃO<text:tab/>14</text:a></text:p>
          <text:p text:style-name="P66"><text:a xlink:type="simple" xlink:href="#__RefHeading___Toc12411_2137711369" text:style-name="Index_20_Link" text:visited-style-name="Index_20_Link">1.2 <text:s text:c="3"/>TRABALHOS RELACIONADOS<text:tab/>15</text:a></text:p>
          <text:p text:style-name="P66"><text:a xlink:type="simple" xlink:href="#__RefHeading___Toc13975_550551269" text:style-name="Index_20_Link" text:visited-style-name="Index_20_Link">1.3 <text:s text:c="3"/>OBJETIVO<text:tab/>16</text:a></text:p>
          <text:p text:style-name="P67"><text:a xlink:type="simple" xlink:href="#__RefHeading___Toc1420_1045740432" text:style-name="Index_20_Link" text:visited-style-name="Index_20_Link">1.3.1 <text:s text:c="3"/>OBJETIVO GERAL<text:tab/>16</text:a></text:p>
          <text:p text:style-name="P67"><text:a xlink:type="simple" xlink:href="#__RefHeading___Toc861_229837395" text:style-name="Index_20_Link" text:visited-style-name="Index_20_Link">1.3.2 <text:s text:c="3"/>OBJETIVO ESPECÍFICO<text:tab/>16</text:a></text:p>
          <text:p text:style-name="P66"><text:a xlink:type="simple" xlink:href="#__RefHeading___Toc15243_550551269" text:style-name="Index_20_Link" text:visited-style-name="Index_20_Link">1.4 <text:s text:c="3"/>ORGANIZAÇÃO DO DOCUMENTO<text:tab/>17</text:a></text:p>
          <text:p text:style-name="P65"><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FUNDAMENTAÇÃO TEÓRICA</text:span></text:a><text:a xlink:type="simple" xlink:href="#__RefHeading___Toc2147_1549239723" text:style-name="Index_20_Link" text:visited-style-name="Index_20_Link"><text:tab/>17</text:a></text:p>
          <text:p text:style-name="P66"><text:a xlink:type="simple" xlink:href="#__RefHeading___Toc2149_1549239723" text:style-name="Index_20_Link" text:visited-style-name="Index_20_Link">2.1 <text:s text:c="3"/>HISTÓRIA DA BÍBLIA<text:tab/>17</text:a></text:p>
          <text:p text:style-name="P66"><text:a xlink:type="simple" xlink:href="#__RefHeading___Toc2157_1549239723" text:style-name="Index_20_Link" text:visited-style-name="Index_20_Link">2.2 <text:s text:c="3"/>TRADUÇÕES BÍBLICAS<text:tab/>17</text:a></text:p>
          <text:p text:style-name="P66"><text:a xlink:type="simple" xlink:href="#__RefHeading___Toc2159_1549239723" text:style-name="Index_20_Link" text:visited-style-name="Index_20_Link">2.3 <text:s text:c="3"/>TEOLOGIA<text:tab/>18</text:a></text:p>
          <text:p text:style-name="P67"><text:a xlink:type="simple" xlink:href="#__RefHeading___Toc2161_1549239723" text:style-name="Index_20_Link" text:visited-style-name="Index_20_Link">2.3.1 <text:s text:c="3"/>HOMILÉTICA<text:tab/>18</text:a></text:p>
          <text:p text:style-name="P67"><text:a xlink:type="simple" xlink:href="#__RefHeading___Toc2163_1549239723" text:style-name="Index_20_Link" text:visited-style-name="Index_20_Link">2.3.2 <text:s text:c="3"/>ESCATOLOGIA<text:tab/>19</text:a></text:p>
          <text:p text:style-name="P67"><text:a xlink:type="simple" xlink:href="#__RefHeading___Toc2165_1549239723" text:style-name="Index_20_Link" text:visited-style-name="Index_20_Link">2.3.3 <text:s text:c="3"/>HERMENÊUTICA<text:tab/>19</text:a></text:p>
          <text:p text:style-name="P65"><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66"><text:a xlink:type="simple" xlink:href="#__RefHeading___Toc12579_2137711369" text:style-name="Index_20_Link" text:visited-style-name="Index_20_Link">3.1 <text:s text:c="3"/>ATIVIDADES<text:tab/>20</text:a></text:p>
          <text:p text:style-name="P66"><text:a xlink:type="simple" xlink:href="#__RefHeading___Toc12581_2137711369" text:style-name="Index_20_Link" text:visited-style-name="Index_20_Link">3.2 <text:s text:c="3"/>PROCESSO DE DESENVOLVIMENTO DE SOFTWARE<text:tab/>20</text:a></text:p>
          <text:p text:style-name="P65"><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text:span></text:a><text:a xlink:type="simple" xlink:href="#__RefHeading___Toc1207_1629433696" text:style-name="Index_20_Link" text:visited-style-name="Index_20_Link"><text:tab/>24</text:a></text:p>
          <text:p text:style-name="P65"><text:a xlink:type="simple" xlink:href="#__RefHeading___Toc1883_1549239723" text:style-name="Index_20_Link" text:visited-style-name="Index_20_Link">5 <text:s text:c="3"/></text:a><text:a xlink:type="simple" xlink:href="#__RefHeading___Toc1883_1549239723" text:style-name="Index_20_Link" text:visited-style-name="Index_20_Link"><text:span text:style-name="Source_20_Text">TECNOLOGIAS</text:span></text:a><text:a xlink:type="simple" xlink:href="#__RefHeading___Toc1883_1549239723" text:style-name="Index_20_Link" text:visited-style-name="Index_20_Link"><text:tab/>25</text:a></text:p>
          <text:p text:style-name="P66"><text:a xlink:type="simple" xlink:href="#__RefHeading___Toc1885_1549239723" text:style-name="Index_20_Link" text:visited-style-name="Index_20_Link">5.1 <text:s text:c="3"/>PHP<text:tab/>25</text:a></text:p>
          <text:p text:style-name="P66"><text:a xlink:type="simple" xlink:href="#__RefHeading___Toc1887_1549239723" text:style-name="Index_20_Link" text:visited-style-name="Index_20_Link">5.2 <text:s text:c="3"/>JAVASCRIPT<text:tab/>25</text:a></text:p>
          <text:p text:style-name="P66"><text:a xlink:type="simple" xlink:href="#__RefHeading___Toc1889_1549239723" text:style-name="Index_20_Link" text:visited-style-name="Index_20_Link">5.3 <text:s text:c="3"/>MYSQL<text:tab/>25</text:a></text:p>
          <text:p text:style-name="P66"><text:a xlink:type="simple" xlink:href="#__RefHeading___Toc1891_1549239723" text:style-name="Index_20_Link" text:visited-style-name="Index_20_Link">5.4 <text:s text:c="3"/>CSS<text:tab/>25</text:a></text:p>
          <text:p text:style-name="P66"><text:a xlink:type="simple" xlink:href="#__RefHeading___Toc1893_1549239723" text:style-name="Index_20_Link" text:visited-style-name="Index_20_Link">5.5 <text:s text:c="3"/>TWITTER BOOTSTRAP<text:tab/>25</text:a></text:p>
          <text:p text:style-name="P66"><text:a xlink:type="simple" xlink:href="#__RefHeading___Toc1895_1549239723" text:style-name="Index_20_Link" text:visited-style-name="Index_20_Link">5.6 <text:s text:c="3"/>CODEIGNITER<text:tab/>25</text:a></text:p>
          <text:p text:style-name="P66"><text:a xlink:type="simple" xlink:href="#__RefHeading___Toc1897_1549239723" text:style-name="Index_20_Link" text:visited-style-name="Index_20_Link">5.7 <text:s text:c="3"/>GIT<text:tab/>25</text:a></text:p>
          <text:p text:style-name="P66"><text:a xlink:type="simple" xlink:href="#__RefHeading___Toc1899_1549239723" text:style-name="Index_20_Link" text:visited-style-name="Index_20_Link">5.8 <text:s text:c="3"/>AUTH 2.0<text:tab/>25</text:a></text:p>
          <text:p text:style-name="P65"><text:a xlink:type="simple" xlink:href="#__RefHeading___Toc1901_1549239723" text:style-name="Index_20_Link" text:visited-style-name="Index_20_Link">6 <text:s text:c="3"/></text:a><text:a xlink:type="simple" xlink:href="#__RefHeading___Toc1901_1549239723" text:style-name="Index_20_Link" text:visited-style-name="Index_20_Link"><text:span text:style-name="Source_20_Text">DIAGRAMA DE CASO DE USO</text:span></text:a><text:a xlink:type="simple" xlink:href="#__RefHeading___Toc1901_1549239723" text:style-name="Index_20_Link" text:visited-style-name="Index_20_Link"><text:tab/>26</text:a></text:p>
          <text:p text:style-name="P65"><text:a xlink:type="simple" xlink:href="#__RefHeading___Toc1903_1549239723" text:style-name="Index_20_Link" text:visited-style-name="Index_20_Link">7 <text:s text:c="3"/></text:a><text:a xlink:type="simple" xlink:href="#__RefHeading___Toc1903_1549239723" text:style-name="Index_20_Link" text:visited-style-name="Index_20_Link"><text:span text:style-name="Source_20_Text">DIAGRAMA DE CLASSES</text:span></text:a><text:a xlink:type="simple" xlink:href="#__RefHeading___Toc1903_1549239723" text:style-name="Index_20_Link" text:visited-style-name="Index_20_Link"><text:tab/>27</text:a></text:p>
          <text:p text:style-name="P65"><text:a xlink:type="simple" xlink:href="#__RefHeading___Toc1905_1549239723" text:style-name="Index_20_Link" text:visited-style-name="Index_20_Link">8 <text:s text:c="3"/></text:a><text:a xlink:type="simple" xlink:href="#__RefHeading___Toc1905_1549239723" text:style-name="Index_20_Link" text:visited-style-name="Index_20_Link"><text:span text:style-name="Source_20_Text">FUNCIONALIDADES</text:span></text:a><text:a xlink:type="simple" xlink:href="#__RefHeading___Toc1905_1549239723" text:style-name="Index_20_Link" text:visited-style-name="Index_20_Link"><text:tab/>28</text:a></text:p>
          <text:p text:style-name="P66"><text:a xlink:type="simple" xlink:href="#__RefHeading___Toc1907_1549239723" text:style-name="Index_20_Link" text:visited-style-name="Index_20_Link">8.1 <text:s text:c="3"/>AUTENTICAÇÃO COM FACEBOOK<text:tab/>28</text:a></text:p>
          <text:p text:style-name="P66"><text:a xlink:type="simple" xlink:href="#__RefHeading___Toc1909_1549239723" text:style-name="Index_20_Link" text:visited-style-name="Index_20_Link">8.2 <text:s text:c="3"/>AUTENTICAÇÃO COM GOOGLE<text:tab/>28</text:a></text:p>
          <text:p text:style-name="P66"><text:a xlink:type="simple" xlink:href="#__RefHeading___Toc1911_1549239723" text:style-name="Index_20_Link" text:visited-style-name="Index_20_Link">8.3 <text:s text:c="3"/>AUTENTICAÇÃO PADRAO<text:tab/>28</text:a></text:p>
          <text:p text:style-name="P66"><text:a xlink:type="simple" xlink:href="#__RefHeading___Toc1913_1549239723" text:style-name="Index_20_Link" text:visited-style-name="Index_20_Link">8.4 <text:s text:c="3"/>LISTA DE ESTUDOS<text:tab/>28</text:a></text:p>
          <text:p text:style-name="P66"><text:a xlink:type="simple" xlink:href="#__RefHeading___Toc1915_1549239723" text:style-name="Index_20_Link" text:visited-style-name="Index_20_Link">8.5 <text:s text:c="3"/>LISTA DE VERSÍCULOS GRIFADOS<text:tab/>28</text:a></text:p>
          <text:p text:style-name="P65"><text:a xlink:type="simple" xlink:href="#__RefHeading___Toc1917_1549239723" text:style-name="Index_20_Link" text:visited-style-name="Index_20_Link">9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29</text:a></text:p>
          <text:p text:style-name="P65"><text:a xlink:type="simple" xlink:href="#__RefHeading___Toc1211_1629433696" text:style-name="Index_20_Link" text:visited-style-name="Index_20_Link">10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30</text:a></text:p>
          <text:p text:style-name="P65"><text:a xlink:type="simple" xlink:href="#__RefHeading___Toc12679_2137711369" text:style-name="Index_20_Link" text:visited-style-name="Index_20_Link">11 <text:s text:c="3"/></text:a><text:a xlink:type="simple" xlink:href="#__RefHeading___Toc12679_2137711369" text:style-name="Index_20_Link" text:visited-style-name="Index_20_Link"><text:span text:style-name="Source_20_Text">APÊNDICE</text:span></text:a><text:a xlink:type="simple" xlink:href="#__RefHeading___Toc12679_2137711369" text:style-name="Index_20_Link" text:visited-style-name="Index_20_Link"><text:tab/>31</text:a></text:p>
        </text:index-body>
      </text:table-of-content>
      <text:list xml:id="list1590485839749798207" text:style-name="Outline">
        <text:list-header>
          <text:h text:style-name="Heading_20_1" text:outline-level="1" text:is-list-header="true"><text:bookmark-start text:name="__RefHeading___Toc1199_1629433696"/><text:soft-page-break/><text:span text:style-name="T60">1. </text:span>INTRODUÇÃO<text:bookmark-end text:name="__RefHeading___Toc1199_1629433696"/></text:h>
        </text:list-header>
      </text:list>
      <text:p text:style-name="P44"><text:span text:style-name="Fonte_20_parág._20_padrão"><text:span text:style-name="T61">Esta seção teve como intuito apresentar o projeto de planejamento e desenvolvimento da ferramenta intitulada Plataforma de Gerenciamento de Estudos Bíblicos Compartilhados (PGEBIC), descrevendo os motivos que levaram à sua concepção, os trabalhos relacionados, os objetivos a serem alcançados e, finalmente, a estrutura desse documento.</text:span></text:span></text:p>
      <text:p text:style-name="P43"/>
      <text:list xml:id="list194918967971556"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27">Atualmente vivemos a erá da globalização e constantemente são lançados novos serviços como sites de relacionamento, entretenimentos, serviços de utilidade pública dentre muitos outros e dentro deste contexto foi verificado a necessidade de <text:s/>um serviço voltado para estudantes da área teológica, tendo em vista este grupo específico de pessoas tem como objeto de estudo base os escritos Bíblicos.</text:span></text:p>
      <text:p text:style-name="P23"><text:tab/><text:span text:style-name="T28">Existe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P31"><text:span text:style-name="Fonte_20_parág._20_padrão"><text:tab/></text:span><text:span text:style-name="Fonte_20_parág._20_padrão"><text:span text:style-name="T63">Segundo o Livro Guinness dos Recordes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31"><text:span text:style-name="Fonte_20_parág._20_padrão"><text:span text:style-name="T62"><text:tab/>Há milhares de leitores da Bíblia espalhados pelo mundo e o perfil das pessoas que tem como prática, a leitura dos seus escritos são extremamente variados. Muitos a leem como exercício da fé, outros a tem como ferramenta de pesquisa e o que todos tem em comum é necessidade conhecer seu conteúdo. </text:span></text:span><text:span text:style-name="Fonte_20_parág._20_padrão"><text:span text:style-name="T2"><text:tab/></text:span></text:span><text:span text:style-name="Fonte_20_parág._20_padrão"><text:span text:style-name="T11">C</text:span></text:span><text:span text:style-name="Fonte_20_parág._20_padrão"><text:span text:style-name="T2">omo </text:span></text:span><text:span text:style-name="Fonte_20_parág._20_padrão"><text:span text:style-name="T11">solução para o problema, </text:span></text:span><text:span text:style-name="Fonte_20_parág._20_padrão"><text:span text:style-name="T2">propo</text:span></text:span><text:span text:style-name="Fonte_20_parág._20_padrão"><text:span text:style-name="T11">mos</text:span></text:span><text:span text:style-name="Fonte_20_parág._20_padrão"><text:span text:style-name="T2"> o desenvolvimento de um aplicativo web, permitindo ao usuário utilizá-lo em sua totalidade de qualquer lugar e em qualquer dispositivo desde que tenha acesso a internet. </text:span></text:span></text:p>
      <text:p text:style-name="P32"><text:soft-page-break/><text:span text:style-name="Fonte_20_parág._20_padrão"><text:span text:style-name="T2"><text:tab/>No processo de desenvolvimento </text:span></text:span><text:span text:style-name="Fonte_20_parág._20_padrão"><text:span text:style-name="T10">faremos</text:span></text:span><text:span text:style-name="Fonte_20_parág._20_padrão"><text:span text:style-name="T2"> uso das linguagens PHP</text:span></text:span><text:note text:id="ftn1" text:note-class="footnote"><text:note-citation>1</text:note-citation><text:note-body><text:p text:style-name="P58">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59">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60">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59">https://www.mysql.com</text:p></text:note-body></text:note></text:span></text:span><text:span text:style-name="Fonte_20_parág._20_padrão"><text:span text:style-name="T2">, como base do núcleo para as regras de negócios usaremos o </text:span></text:span><text:span text:style-name="Fonte_20_parág._20_padrão"><text:span text:style-name="T5">framework</text:span></text:span><text:span text:style-name="Fonte_20_parág._20_padrão"><text:span text:style-name="T2"> </text:span></text:span><text:span text:style-name="Fonte_20_parág._20_padrão"><text:span text:style-name="T12">CodeIgniter</text:span></text:span><text:span text:style-name="Fonte_20_parág._20_padrão"><text:span text:style-name="T5"><text:note text:id="ftn5" text:note-class="footnote"><text:note-citation>5</text:note-citation><text:note-body><text:p text:style-name="P59">https://codeigniter.com/</text:p></text:note-body></text:note></text:span></text:span><text:span text:style-name="Fonte_20_parág._20_padrão"><text:span text:style-name="T2">, e para armazenamento das informações </text:span></text:span><text:span text:style-name="Fonte_20_parág._20_padrão"><text:span text:style-name="T13">foi ultilizado</text:span></text:span><text:span text:style-name="Fonte_20_parág._20_padrão"><text:span text:style-name="T2"> o servidor de banco de dados <text:s/>MySQL. Desta forma teremos o custo reduzido devido ao uso de ferramentas e serviços gratuitos</text:span></text:span></text:p>
      <text:list xml:id="list194918427938617" text:continue-numbering="true" text:style-name="Outline">
        <text:list-item>
          <text:list>
            <text:list-item>
              <text:h text:style-name="Heading_20_2" text:outline-level="2"><text:bookmark-start text:name="__RefHeading___Toc12411_2137711369"/>TRABALHOS RELACIONADOS<text:bookmark-end text:name="__RefHeading___Toc12411_2137711369"/></text:h>
            </text:list-item>
          </text:list>
        </text:list-item>
      </text:list>
      <text:p text:style-name="Text_20_body"/>
      <text:p text:style-name="Text_20_body"><text:tab/><text:span text:style-name="T40">Foi realizado uma análise de trabalhos relacionados e os tipos de funcionalidades disponibilizada pelos mesmos.</text:span></text:p>
      <text:p text:style-name="Text_20_body"><text:tab/><text:span text:style-name="T40">Na tabela 1 é feito um comparativo entre os dois domínios mais importantes relacionados ao assunto.</text:span></text:p>
      <text:p text:style-name="Text_20_body"/>
      <text:p text:style-name="P57"><text:bookmark-start text:name="_Toc414227362"/>Tabela <text:sequence text:ref-name="refTable0" text:name="Table" text:formula="ooow:Table+1" style:num-format="1">1</text:sequence> - Comparativo de trabalhos relacionados<text:bookmark-end text:name="_Toc4142273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4">Característica</text:p>
          </table:table-cell>
          <table:table-cell table:style-name="Tabela1.A1" office:value-type="string">
            <text:p text:style-name="P55"><text:span text:style-name="T50">b</text:span>iblia.com.br</text:p>
          </table:table-cell>
          <table:table-cell table:style-name="Tabela1.A1" office:value-type="string">
            <text:p text:style-name="P55">bibliaonline.com.br</text:p>
          </table:table-cell>
        </table:table-row>
        <table:table-row table:style-name="Tabela1.1">
          <table:table-cell table:style-name="Tabela1.A1" office:value-type="string">
            <text:p text:style-name="P52">Grifo de texto dinâmico</text:p>
          </table:table-cell>
          <table:table-cell table:style-name="Tabela1.B2" office:value-type="string">
            <text:p text:style-name="P47">Não disponibiliza</text:p>
          </table:table-cell>
          <table:table-cell table:style-name="Tabela1.C2" office:value-type="string">
            <text:p text:style-name="P49">Não disponibiliza</text:p>
          </table:table-cell>
        </table:table-row>
        <table:table-row table:style-name="Tabela1.1">
          <table:table-cell table:style-name="Tabela1.A1" office:value-type="string">
            <text:p text:style-name="P53">Texto para leituras</text:p>
          </table:table-cell>
          <table:table-cell table:style-name="Tabela1.B3" office:value-type="string">
            <text:p text:style-name="P48"><text:span text:style-name="T39">D</text:span>isponibiliza</text:p>
          </table:table-cell>
          <table:table-cell table:style-name="Tabela1.C3" office:value-type="string">
            <text:p text:style-name="P48"><text:span text:style-name="T39">D</text:span>isponibiliza</text:p>
          </table:table-cell>
        </table:table-row>
        <table:table-row table:style-name="Tabela1.1">
          <table:table-cell table:style-name="Tabela1.A4" office:value-type="string">
            <text:p text:style-name="P53">Mais de uma tradução</text:p>
          </table:table-cell>
          <table:table-cell table:style-name="Tabela1.B4" office:value-type="string">
            <text:p text:style-name="P51"><text:span text:style-name="T39">D</text:span>isponibiliza</text:p>
          </table:table-cell>
          <table:table-cell table:style-name="Tabela1.C4" office:value-type="string">
            <text:p text:style-name="P48"><text:span text:style-name="T39">D</text:span>isponibiliza</text:p>
          </table:table-cell>
        </table:table-row>
        <table:table-row table:style-name="Tabela1.1">
          <table:table-cell table:style-name="Tabela1.A1" office:value-type="string">
            <text:p text:style-name="P52">Múltiplos marcadores de leituras</text:p>
          </table:table-cell>
          <table:table-cell table:style-name="Tabela1.B5" office:value-type="string">
            <text:p text:style-name="P49">Não disponibiliza</text:p>
          </table:table-cell>
          <table:table-cell table:style-name="Tabela1.C5" office:value-type="string">
            <text:p text:style-name="P49">Não disponibiliza</text:p>
          </table:table-cell>
        </table:table-row>
        <table:table-row table:style-name="Tabela1.1">
          <table:table-cell table:style-name="Tabela1.A1" office:value-type="string">
            <text:p text:style-name="P52">Criação de estudos</text:p>
          </table:table-cell>
          <table:table-cell table:style-name="Tabela1.B6" office:value-type="string">
            <text:p text:style-name="P50">Não disponibiliza</text:p>
          </table:table-cell>
          <table:table-cell table:style-name="Tabela1.C6" office:value-type="string">
            <text:p text:style-name="P50">Não disponibiliza</text:p>
          </table:table-cell>
        </table:table-row>
        <table:table-row table:style-name="Tabela1.1">
          <table:table-cell table:style-name="Tabela1.A1" office:value-type="string">
            <text:p text:style-name="P52">Textos favoritos</text:p>
          </table:table-cell>
          <table:table-cell table:style-name="Tabela1.B7" office:value-type="string">
            <text:p text:style-name="P50">Não disponibiliza</text:p>
          </table:table-cell>
          <table:table-cell table:style-name="Tabela1.C7" office:value-type="string">
            <text:p text:style-name="P50">Não disponibiliza</text:p>
          </table:table-cell>
        </table:table-row>
        <table:table-row table:style-name="Tabela1.1">
          <table:table-cell table:style-name="Tabela1.A4" office:value-type="string">
            <text:p text:style-name="P52">Compartilhamento nas redes sociais</text:p>
          </table:table-cell>
          <table:table-cell table:style-name="Tabela1.B8" office:value-type="string">
            <text:p text:style-name="P48">Não disponibiliza</text:p>
          </table:table-cell>
          <table:table-cell table:style-name="Tabela1.C8" office:value-type="string">
            <text:p text:style-name="P49"><text:span text:style-name="T39">D</text:span>isponibiliza</text:p>
          </table:table-cell>
        </table:table-row>
      </table:table>
      <text:p text:style-name="P13"/>
      <text:p text:style-name="P13"/>
      <text:list xml:id="list194917966241617" text:continue-numbering="true" text:style-name="Outline">
        <text:list-item>
          <text:list>
            <text:list-item>
              <text:h text:style-name="P80" text:outline-level="2"><text:bookmark-start text:name="__RefHeading___Toc13975_550551269"/><text:soft-page-break/><text:span text:style-name="Fonte_20_parág._20_padrão">OBJETIVO</text:span><text:bookmark-end text:name="__RefHeading___Toc13975_550551269"/></text:h>
            </text:list-item>
          </text:list>
        </text:list-item>
      </text:list>
      <text:p text:style-name="Text_20_body"><text:span text:style-name="Fonte_20_parág._20_padrão"/></text:p>
      <text:p text:style-name="P45"><text:span text:style-name="Fonte_20_parág._20_padrão"><text:span text:style-name="T29">Nessa seção são descritos os objetivos gerais e específicos a serem alcançados com o desenvolvimento desse trabalho de conclusão de curso.</text:span></text:span></text:p>
      <text:p text:style-name="P45"><text:span text:style-name="Fonte_20_parág._20_padrão"><text:span text:style-name="T29"/></text:span></text:p>
      <text:list xml:id="list194919024359743"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38"><text:span text:style-name="T30">O objetivo deste trabalho </text:span><text:span text:style-name="T31">é</text:span><text:span text:style-name="T30"> </text:span><text:span text:style-name="T32">o </text:span><text:span text:style-name="T30">desenvolv</text:span><text:span text:style-name="T32">imento de </text:span><text:span text:style-name="T30">um sistema computacional que </text:span><text:span text:style-name="T31">d</text:span>isponibiliz<text:span text:style-name="T37">e</text:span> aos usuários ferramenta<text:span text:style-name="T38">s</text:span> que os auxilie no desenvolvimento de pesquisas, <text:span text:style-name="T37">sermões </text:span>e <text:span text:style-name="T37">outros trabalhos relacionados aos escritos bíblicos de forma particular ou compartilhada.</text:span></text:p>
      <text:p text:style-name="P38"/>
      <text:list xml:id="list194918287870979"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2"><text:span text:style-name="Fonte_20_parág._20_padrão"><text:span text:style-name="T29"><text:tab/>O trabalho tinha os seguintes objetivos específicos:</text:span></text:span></text:p>
      <text:p text:style-name="P40"><text:span text:style-name="Fonte_20_parág._20_padrão"><text:span text:style-name="T29"/></text:span></text:p>
      <text:list xml:id="list7349866856470669219" text:style-name="L1">
        <text:list-item>
          <text:p text:style-name="P71"><text:span text:style-name="Fonte_20_parág._20_padrão"><text:span text:style-name="T2">Investigas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72">Pesquisar por textos de traduções bíblias em português e juntar o maior numero possível alimentar a base de dados da plataforma.</text:p>
        </text:list-item>
        <text:list-item>
          <text:p text:style-name="P72">Pesquisar e desenvolver o motor de mineração de texto para implementar a função de textos sugestivos relacionados ao assunte em foco na tela do usuário. </text:p>
        </text:list-item>
        <text:list-item>
          <text:p text:style-name="P73">Pesquisar e desenvolver a camada e autenticação com o Facebook e Google .</text:p>
        </text:list-item>
        <text:list-item>
          <text:p text:style-name="P74">Pesquisar e desenvolver a infraestrutura com Docker para disponibilizar a ferramenta de forma escalável. </text:p>
        </text:list-item>
      </text:list>
      <text:list xml:id="list194918687311731" text:continue-list="list194918287870979" text:style-name="Outline">
        <text:list-item>
          <text:list>
            <text:list-item>
              <text:h text:style-name="Heading_20_2" text:outline-level="2"><text:bookmark-start text:name="_Toc413792775"/><text:bookmark-start text:name="__RefHeading___Toc15243_550551269"/><text:bookmark-start text:name="_Toc414228020"/><text:soft-page-break/>ORGANIZAÇÃO DO DOCUMENTO<text:bookmark-end text:name="_Toc413792775"/><text:bookmark-end text:name="__RefHeading___Toc15243_550551269"/><text:bookmark-end text:name="_Toc414228020"/></text:h>
            </text:list-item>
          </text:list>
        </text:list-item>
      </text:list>
      <text:p text:style-name="P62"/>
      <text:p text:style-name="P46"><text:bookmark-start text:name="__RefHeading___Toc12413_2137711369"/><text:span text:style-name="T41">O restante desse documento está organizado da seguinte forma. No capítulo 2 é </text:span><text:span text:style-name="T42">a </text:span><text:span text:style-name="T41">fundamenta</text:span><text:span text:style-name="T42">ção</text:span><text:span text:style-name="T41"> sobre algu</text:span><text:span text:style-name="T42">ns conceitos dentro da teologia fundamental para o </text:span><text:span text:style-name="T41">desenvolvimento do sistema proposto por esse projeto. No capítulo 3 é descrita a metodologia usada para o desenvolvimento desse trabalho. </text:span><text:span text:style-name="T42">No capítulo 4 é apresentada de forma detalhada a plataforma PGEBIC</text:span><text:span text:style-name="T41">. </text:span><text:span text:style-name="Fonte_20_parág._20_padrão"><text:span text:style-name="T46">No capítulo 5 foi </text:span></text:span><office:annotation office:name="12"><dc:creator>Alana</dc:creator><dc:date>2017-09-22T11:39:00</dc:date><text:p>Não deveria ser feito na fundamentação isso?<text:line-break/>Ou vc está falando dos resultados?</text:p></office:annotation><text:span text:style-name="Fonte_20_parág._20_padrão"><text:span text:style-name="T46">apresentado o conceito da mineração de texto.</text:span></text:span><office:annotation-end office:name="12"/><text:span text:style-name="Fonte_20_parág._20_padrão"><text:span text:style-name="T46"> No capítulo 6 é apresentada as tecnologias que foram usadas no desenvolvimento do sistema. <text:s/>No capítulo 7 foi apresentado os diagramas de casos de uso. <text:s/>No capítulo 8 foi apresentado os diagramas de classes e por fim no capítulo 9 foi demostrado as funcionalidades do sistema.</text:span></text:span><text:bookmark-end text:name="__RefHeading___Toc12413_2137711369"/></text:p>
      <text:p text:style-name="P21"/>
      <text:list xml:id="list194918080305385" text:continue-numbering="true" text:style-name="Outline">
        <text:list-item>
          <text:h text:style-name="P84" text:outline-level="1"><text:bookmark-start text:name="__RefHeading___Toc2147_1549239723"/>FUNDAMENTAÇÃO TEÓRICA<text:bookmark-end text:name="__RefHeading___Toc2147_1549239723"/></text:h>
        </text:list-item>
      </text:list>
      <text:p text:style-name="P34"><text:tab/><text:span text:style-name="T64">Nesta seção é abordado conceitos técnicos relacionado ao estudo da Bíblia, tratando os temas mais discutido dentro do mundo teológico. </text:span></text:p>
      <text:list xml:id="list194919162956693" text:continue-numbering="true" text:style-name="Outline">
        <text:list-item>
          <text:list>
            <text:list-item>
              <text:h text:style-name="Heading_20_2" text:outline-level="2"><text:bookmark-start text:name="__RefHeading___Toc2149_1549239723"/>HISTÓRIA <text:span text:style-name="T19">DA BÍBLIA</text:span><text:bookmark-end text:name="__RefHeading___Toc2149_1549239723"/></text:h>
            </text:list-item>
          </text:list>
        </text:list-item>
      </text:list>
      <text:p text:style-name="Text_20_body"/>
      <text:p text:style-name="P24"><text:span text:style-name="T26"><text:tab/>O termo Bíblia significa</text:span><text:span text:style-name="T49"> “Biblion”</text:span><text:span text:style-name="T26"> (Rolo ou Livro). Segundo a tradução dos cristãos, a bíblia foi escrita por 40 escritores e o Antigo Testamento foi concebido por volta dos </text:span><text:span text:style-name="T20">anos 1.500 </text:span><text:span text:style-name="T23">A.C</text:span><text:span text:style-name="T20"> e 450 </text:span><text:span text:style-name="T23">A.C,</text:span><text:span text:style-name="T20"> </text:span><text:span text:style-name="T24">o</text:span><text:span text:style-name="T20"> </text:span><text:span text:style-name="T24">Novo T</text:span><text:span text:style-name="T20">estamento foi escrito entre 45 </text:span><text:span text:style-name="T23">D.C</text:span><text:span text:style-name="T20"> e 90 </text:span><text:span text:style-name="T24">D</text:span><text:span text:style-name="T23">.C, </text:span><text:span text:style-name="T20"><text:s/></text:span><text:span text:style-name="T25">segundo a fé cristã a b</text:span><text:span text:style-name="T21">íblia </text:span><text:span text:style-name="T25">foi escrita </text:span><text:span text:style-name="T21">por pessoas sob efeito da inspiração <text:s/>divina </text:span><text:span text:style-name="T25">e está </text:span><text:span text:style-name="T21">dividida em duas partes, Antigo </text:span><text:span text:style-name="T25">e</text:span><text:span text:style-name="T21"> Novo Testamento. </text:span><text:span text:style-name="T22">O </text:span><text:span text:style-name="T25">Antigo</text:span><text:span text:style-name="T22"> Testamento conta a historia do mundo desde a criação até a volta dos judeus do exílio babilônico, no seculo </text:span><text:span text:style-name="T25">IV</text:span><text:span text:style-name="T22"> </text:span><text:span text:style-name="T25">A.C,</text:span><text:span text:style-name="T22"> </text:span><text:span text:style-name="T25">o</text:span><text:span text:style-name="T22"> Novo Testamento apresenta a historia de Jesus Cristo e a pregação de seus ensinamentos, durante sua vida e após sua morte e ressurreição.</text:span></text:p>
      <text:list xml:id="list194918571447798" text:continue-numbering="true" text:style-name="Outline">
        <text:list-item>
          <text:list>
            <text:list-item>
              <text:h text:style-name="P81" text:outline-level="2"><text:bookmark-start text:name="__RefHeading___Toc2157_1549239723"/>TRADUÇÕES <text:span text:style-name="T19">BÍBLICAS</text:span><text:bookmark-end text:name="__RefHeading___Toc2157_1549239723"/></text:h>
            </text:list-item>
          </text:list>
        </text:list-item>
      </text:list>
      <text:p text:style-name="Text_20_body"/>
      <text:p text:style-name="P25"><text:tab/>Umas vez que a maioria das pessoas não conhece grego nem <text:s/>hebraico, a leitura da Bíblia deve necessariamente ser feita por meio de traduções. Atualmente <text:soft-page-break/>existem muitas traduções boas, as quais se encaixam em dua categorias, as que mais se aproximam do texto literal e as que mais <text:span text:style-name="T51">se aproxima </text:span>da linguagem contemporânea, <text:span text:style-name="T51">a</text:span>mbas tem qualidades e defeitos porém, o mais importante é o leitor utilizar aquela que lhe ofereça melhor compreensão. </text:p>
      <text:p text:style-name="P25"><text:span text:style-name="T51"><text:tab/>O</text:span>s textos bíblicos eram originalmente copiados a mão pelos escribas em rolos de pergaminho, <text:span text:style-name="T51">c</text:span>ontudo, eram rolos difíceis de manusear e, por volta do séculos <text:span text:style-name="T51">II</text:span>, começaram a ser substituídos por códices, um dos primeiros formatos de livro, com as páginas dobradas e fixadas nas laterais.</text:p>
      <text:list xml:id="list194919302053320" text:continue-numbering="true" text:style-name="Outline">
        <text:list-item>
          <text:list>
            <text:list-item>
              <text:h text:style-name="Heading_20_2" text:outline-level="2"><text:bookmark-start text:name="__RefHeading___Toc2159_1549239723"/>TEOLOGIA <text:bookmark-end text:name="__RefHeading___Toc2159_1549239723"/></text:h>
            </text:list-item>
          </text:list>
        </text:list-item>
      </text:list>
      <text:p text:style-name="Text_20_body"/>
      <text:p text:style-name="P26"><text:tab/>Teologia Vem de duas palavras grega<text:span text:style-name="T52">s, </text:span><text:s/>“<text:span text:style-name="T48">Theos e Logos</text:span>” <text:span text:style-name="T52">T</text:span>heos que<text:span text:style-name="T52">r</text:span> dizer Deus e <text:span text:style-name="T52">l</text:span>ogos, <text:span text:style-name="T52">d</text:span>iscurso<text:span text:style-name="T52">s</text:span>, <text:span text:style-name="T52">p</text:span>alavras, <text:span text:style-name="T52">t</text:span>ratados. Juntando as duas significa estudo sobre Deus ou estudo acerca d<text:span text:style-name="T52">a</text:span> quest<text:span text:style-name="T52">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p>
      <text:p text:style-name="P26"><text:tab/>Aprender Teologia é analisar as religiões em seus contextos históricos e entender como elas se desenvolveram ao longo da história. </text:p>
      <text:list xml:id="list194919372775961"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Text_20_body"/>
      <text:p text:style-name="P27"><text:tab/>A Palavra Homilética vem do grego <text:span text:style-name="T48">Homilia</text:span> que significa <text:span text:style-name="T53">p</text:span>ersuasão, <text:span text:style-name="T53">a</text:span>ssim sendo muito<text:span text:style-name="T53">s</text:span> definem a homilética como a Arte de Pregar. As primeiras teorias acerca da homiléticas surgiram entre 345 e 405 <text:span text:style-name="T53">D</text:span>.C. </text:p>
      <text:p text:style-name="P27"><text:tab/>Nos escrito de <text:span text:style-name="T53">C</text:span>risóstomo, pregador da igreja primitiva e também por agostinho, <text:span text:style-name="T53">a</text:span> Homilética é uma área da <text:span text:style-name="T53">teologia</text:span> que esta preocupada com a preparação a correta preparação e a correta exposição do sermão, <text:span text:style-name="T53">a h</text:span>omilética classifica o sermão em tipo, de modo que temos o sermão o <text:span text:style-name="T53">t</text:span>extual, <text:span text:style-name="T53">t</text:span>emático <text:span text:style-name="T53">e </text:span>expositivo, <text:span text:style-name="T53">a Ho</text:span>milética serve para o<text:span text:style-name="T53">s</text:span> ensinador(a), <text:s/>educador(a) eles podem e devem fazer usos <text:span text:style-name="T53">dos</text:span> princípios da Homilética.</text:p>
      <text:list xml:id="list194918685184713" text:continue-numbering="true" text:style-name="Outline">
        <text:list-item>
          <text:list>
            <text:list-item>
              <text:list>
                <text:list-item>
                  <text:h text:style-name="Heading_20_3" text:outline-level="3"><text:bookmark-start text:name="__RefHeading___Toc2163_1549239723"/><text:soft-page-break/>ESCATOLOGIA<text:bookmark-end text:name="__RefHeading___Toc2163_1549239723"/></text:h>
                </text:list-item>
              </text:list>
            </text:list-item>
          </text:list>
        </text:list-item>
      </text:list>
      <text:p text:style-name="Text_20_body"/>
      <text:p text:style-name="P28"><text:tab/><text:span text:style-name="T54">É</text:span> a área da teologia que trata das última coisas, <text:span text:style-name="T54">o</text:span> <text:span text:style-name="T54">t</text:span>ermo deriva de uma combinação das palavras grega <text:span text:style-name="T48">eschatos</text:span>, que significa “último”, e <text:span text:style-name="T48">logos</text:span>, que significa <text:span text:style-name="T55">p</text:span>alavras, o sufixo português “logia” significa estudo, ciências ou doutrina. </text:p>
      <text:p text:style-name="P29"><text:tab/>O termo <text:span text:style-name="Strong_20_Emphasis"><text:span text:style-name="T56">"Escatologia"</text:span></text:span><text:span text:style-name="Strong_20_Emphasis"> </text:span>não aparece na Bíblia, <text:span text:style-name="T57">e</text:span>ntretanto é o termo usado para definir o conjunto de ensinos bíblicos relacionados à Segunda Vinda de Cristo a este mundo, <text:span text:style-name="T57">a</text:span> escatologia pertence ao campo da <text:span text:style-name="T58">profecia.</text:span> </text:p>
      <text:p text:style-name="P29"><text:tab/>A preocupação principal do estudo da escatologia é interpretar os textos proféticos das <text:span text:style-name="T58">e</text:span>scrituras, observa-se também que a Bíblia não se trata de uma mera obra clássica, mas <text:span text:style-name="T58">de</text:span> um livro que traz, totais considerações para se entender o porquê dos acontecimentos mundiais.</text:p>
      <text:list xml:id="list194918994561936"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30"><text:tab/>A Palavra Hermenêutica Vem da línguas grega <text:span text:style-name="T48">Hermeneia</text:span> e significa <text:span text:style-name="T59">c</text:span>omunicação, <text:span text:style-name="T59">o </text:span>ato de interpretar, traduzir e atualizar a mensagem de um texto. O verbo <text:span text:style-name="T48">interpretar</text:span> em nossos dicionários significa, ajuizar a intenção, o sentido de explicar ou aclarar o sentido, traduzir, decifrar, esclarecer. Segundo João Batista Herkenhoff hermenêutica é a interpretação do sentido das palavras. Para Martim Heidegger,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A Hermenêutica pode ser utilizada em diversas <text:s/>área de estudo como <text:span text:style-name="T59">por exemplo a área de d</text:span>ireito. O conhecimento também é uma hermenêutica <text:span text:style-name="T59">h</text:span>oje mais do que nunca, a palavra hermenêutica perde sentido pois presume uma interpretação leviana sem um espírito próprio do contexto dos factos sucedidos. o exemplo claro é o de surgimento de muit<text:span text:style-name="T59">os grupos religiosos com ideias distintas</text:span> que tem como o ponto de seu surgimento justificativo os trechos bíblicos. </text:p>
      <text:p text:style-name="P30"><text:soft-page-break/></text:p>
      <text:list xml:id="list194919012763836" text:continue-numbering="true" text:style-name="Outline">
        <text:list-item>
          <text:h text:style-name="P85" text:outline-level="1"><text:bookmark-start text:name="__RefHeading___Toc2388_1549239723"/>METODOLOGIA<text:bookmark-end text:name="__RefHeading___Toc2388_1549239723"/></text:h>
        </text:list-item>
      </text:list>
      <text:p text:style-name="P92">Esse capitulo descreve a metodologia que foi utilizada para o desenvolvimento desse trabalho, descrevendo as atividades realizadas para a elaboração do mesmo e o processo de desenvolvimento de software tomado como base para o desenvolvimento desse projeto. </text:p>
      <text:list xml:id="list194918911033904"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56">Durante a implementação desse projeto, foram desenvolvidas as seguintes atividades:</text:p>
      <text:list xml:id="list416983958270818865" text:style-name="WWNum3">
        <text:list-item>
          <text:p text:style-name="P94"><text:span text:style-name="T33">Estudo sobre o domínio da aplicação: </text:span><text:span text:style-name="T29">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list-item>
        <text:list-item>
          <text:p text:style-name="P93"><text:span text:style-name="T43">Especificação: </text:span><text:span text:style-name="T44">nesta atividade, foi feita a especificação da ferramenta, através da realização de atividades como o levantamento dos requisitos funcionais e não funcionais e a especificação do projeto arquitetural; </text:span></text:p>
        </text:list-item>
        <text:list-item>
          <text:p text:style-name="P93"><text:span text:style-name="T43">Implementação: </text:span><text:span text:style-name="T44">corresponde à implementação da ferramenta. Esta implementação foi realizada em etapas: criação de funcionalidades básicas, concepção e desenvolvimento de relatórios, concepção e desenvolvimento de gráficos;</text:span></text:p>
        </text:list-item>
        <text:list-item>
          <text:p text:style-name="P93"><text:span text:style-name="T43">Validação: </text:span><text:span text:style-name="T44">nesta atividade, foram realizados testes sobre o sistema; </text:span></text:p>
        </text:list-item>
        <text:list-item>
          <text:p text:style-name="P93"><text:span text:style-name="T43">Deployment: </text:span><text:span text:style-name="T45">nesta atividade o sistema foi instalado em um cliente para o início do uso do mesmo;</text:span></text:p>
        </text:list-item>
        <text:list-item>
          <text:p text:style-name="P93"><text:span text:style-name="T43">Ajustes Requeridos: </text:span><text:span text:style-name="T45">esta atividade serviu para ser a realização de alguns pequenos ajuste para a melhor adaptação do cliente ao sistema;</text:span></text:p>
        </text:list-item>
        <text:list-item>
          <text:p text:style-name="P93"><text:span text:style-name="Fonte_20_parág._20_padrão"><text:span text:style-name="T43">Elaboração do documento final: </text:span></text:span><text:span text:style-name="Fonte_20_parág._20_padrão"><text:span text:style-name="T44">esta etapa corresponde à escrita do documento final do TCC. </text:span></text:span></text:p>
          <text:p text:style-name="P93"><text:span text:style-name="Fonte_20_parág._20_padrão"><text:span text:style-name="T44"/></text:span></text:p>
        </text:list-item>
      </text:list>
      <text:list xml:id="list194917777335674" text:continue-list="list194918911033904" text:style-name="Outline">
        <text:list-item>
          <text:list>
            <text:list-item>
              <text:h text:style-name="Heading_20_2" text:outline-level="2"><text:bookmark-start text:name="__RefHeading___Toc12581_2137711369"/>PROCESSO DE DESENVOLVIMENTO DE SOFTWARE<text:bookmark-end text:name="__RefHeading___Toc12581_2137711369"/></text:h>
            </text:list-item>
          </text:list>
        </text:list-item>
      </text:list>
      <text:p text:style-name="P22"/>
      <text:p text:style-name="P39"><text:soft-page-break/><text:span text:style-name="T29">A elaboração e criação de um processo de </text:span><text:span text:style-name="T34">software</text:span><text:span text:style-name="T29"> abrangem conceitos teóricos e práticos, fundamentados em uma engenharia de software que necessita da escolha de uma tecnologia adequada ao mercado, como também, de um processo de desenvolvimento.</text:span></text:p>
      <text:p text:style-name="P39"><text:span text:style-name="T29">O processo de desenvolvimento de </text:span><text:span text:style-name="T34">software</text:span><text:span text:style-name="T29"> é um conjunto de atividades ordenadas, que busca a conclusão de um produto de </text:span><text:span text:style-name="T34">software</text:span><text:span text:style-name="T29">. Esse processo é considerado um dos principais métodos para se obter um software de qualidade, respeitando as regras contratuais de desenvolvimento.</text:span></text:p>
      <text:p text:style-name="P41"><text:span text:style-name="T29">Nas lições de </text:span><text:span text:style-name="T36">Humphrey (1990)</text:span><text:span text:style-name="T29">, um processo de desenvolvimento de software é um conjunto de ferramentas, métodos e práticas usadas para construir um produto de software.</text:span></text:p>
      <text:p text:style-name="P42">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39"><text:span text:style-name="T29">Buscando uma melhor alternativa para o desenvolvimento de projetos de pequeno porte, foi criado o </text:span><text:span text:style-name="T34">easYProcess </text:span><text:span text:style-name="T29">(YP), que é um processo de desenvolvimento de software simplificado, amparado em práticas de XP (</text:span><text:span text:style-name="T35">eXtreme Programming</text:span><text:span text:style-name="T29">), RUP (</text:span><text:span text:style-name="st"><text:span text:style-name="T34">Rational Unified Process</text:span></text:span><text:span text:style-name="T29">) e </text:span><text:span text:style-name="T34">Agile Modeling</text:span><text:span text:style-name="T29">.</text:span></text:p>
      <text:p text:style-name="P39"><text:span text:style-name="T29">O </text:span><text:span text:style-name="T34">easYProcess</text:span><text:span text:style-name="T29">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42">A primeira fase do processo requer que sejam definidos os papéis de cada pessoa envolvida no projeto, como o desenvolvedor, usuário, cliente, testador, entre outros. Levando em consideração de que se trata de projetos de pequeno ou médio porte, as pessoas que integram a equipe de desenvolvimento poderão acumular mais de um papel. Após estarem definidas as funções, torna-se de extrema importância realizar reuniões com os clientes e usuários.</text:p>
      <text:p text:style-name="P42"><text:soft-page-break/>Esse encontro serve para aparar as arestas, colher informações para gerar o documento de visão que, sendo validado pelo cliente, funcionará como contrato de serviço entre o cliente e a equipe de desenvolvimento.</text:p>
      <text:p text:style-name="P39"><text:span text:style-name="T29">Definidos os pontos para o início da produção, a equipe de desenvolvimento deverá elaborar o projeto arquitetural e o modelo lógico de dados, além de fazer uma estimativa do tempo necessário para a implementação. A estimativa do prazo para a implementação irá definir a viabilidade ou não do projeto de </text:span><text:span text:style-name="T34">software</text:span><text:span text:style-name="T29">.</text:span></text:p>
      <text:p text:style-name="P39"><text:span text:style-name="T29">Em seguida inicia-se a etapa do planejamento, que é formada por dois planos: release e iteração. Ambos os planos possuem períodos prefixados com variação de escopo permitida. Na </text:span><text:span text:style-name="T34">release</text:span><text:span text:style-name="T29">, aloca-se as </text:span><text:span text:style-name="T34">user stories</text:span><text:span text:style-name="T29"> de acordo com as prioridades do cliente. Na iteração, as </text:span><text:span text:style-name="T34">user stories</text:span><text:span text:style-name="T29">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42">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48">user story</text:span>.</text:p>
      <text:p text:style-name="P39"><text:span text:style-name="T29">Diante do exposto, torna-se possível definir algumas características do</text:span><text:span text:style-name="T34"> easYProcess, como</text:span><text:span text:style-name="T29">: a importância da participação do cliente no processo, os diferentes papéis desempenhados pela mesma pessoa, as </text:span><text:span text:style-name="T35">releases</text:span><text:span text:style-name="T29"> e iterações curtas, a variação no escopo do projeto e não do tempo, entre outras.</text:span></text:p>
      <text:p text:style-name="P42">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o setor de desenvolvimento concentre-se no produto que está sendo produzido, <text:soft-page-break/>justificado pelo fato de que não será gasto tempo com a elaboração e manutenção de artefatos.</text:p>
      <text:p text:style-name="P42">Devido a essas características, o processo YP foi escolhido como base para o desenvolvimento desse projeto. Vale salientar que o processo serviu apenas como base, não sendo adotados todos os seus requisitos haja vista que esse trabalho foi elaborado por apenas uma pessoa.</text:p>
      <text:p text:style-name="P14"><text:span text:style-name="T29">Dentre as atividades previstas pelo processo, foram realizadas: as reuniões com o cliente, a utilização de </text:span><text:span text:style-name="T34">user stories</text:span><text:span text:style-name="T29"> para definição de </text:span><text:span text:style-name="T35">releases</text:span><text:span text:style-name="T29"> e testes de aceitação realizados pelo cliente. </text:span></text:p>
      <text:p text:style-name="P22"><text:span text:style-name="Fonte_20_parág._20_padrão"><text:span text:style-name="T2"/></text:span></text:p>
      <text:list xml:id="list194918260363498" text:continue-numbering="true" text:style-name="Outline">
        <text:list-item>
          <text:h text:style-name="P87" text:outline-level="1"><text:bookmark-start text:name="__RefHeading___Toc1207_1629433696"/>O <text:span text:style-name="T18">PGEBIC</text:span><text:bookmark-end text:name="__RefHeading___Toc1207_1629433696"/></text:h>
        </text:list-item>
      </text:list>
      <text:p text:style-name="Text_20_body"/>
      <text:p text:style-name="Text_20_body"><text:span text:style-name="Fonte_20_parág._20_padrão"><text:span text:style-name="T2"/></text:span></text:p>
      <text:p text:style-name="P19"/>
      <text:p text:style-name="P33"/>
      <text:list xml:id="list194918954096018" text:continue-numbering="true" text:style-name="Outline">
        <text:list-item>
          <text:h text:style-name="P88" text:outline-level="1"><text:bookmark-start text:name="__RefHeading___Toc1883_1549239723"/>TECNOLOGIAS <text:bookmark-end text:name="__RefHeading___Toc1883_1549239723"/></text:h>
          <text:list>
            <text:list-item>
              <text:h text:style-name="Heading_20_2" text:outline-level="2"><text:bookmark-start text:name="__RefHeading___Toc1885_1549239723"/>PHP<text:bookmark-end text:name="__RefHeading___Toc1885_1549239723"/></text:h>
            </text:list-item>
            <text:list-item>
              <text:h text:style-name="Heading_20_2" text:outline-level="2"><text:bookmark-start text:name="__RefHeading___Toc1887_1549239723"/>JAVASCRIPT <text:bookmark-end text:name="__RefHeading___Toc1887_1549239723"/></text:h>
            </text:list-item>
            <text:list-item>
              <text:h text:style-name="Heading_20_2" text:outline-level="2"><text:bookmark-start text:name="__RefHeading___Toc1889_1549239723"/>MYSQL<text:bookmark-end text:name="__RefHeading___Toc1889_1549239723"/></text:h>
            </text:list-item>
            <text:list-item>
              <text:h text:style-name="Heading_20_2" text:outline-level="2"><text:bookmark-start text:name="__RefHeading___Toc1891_1549239723"/>CSS<text:bookmark-end text:name="__RefHeading___Toc1891_1549239723"/></text:h>
            </text:list-item>
            <text:list-item>
              <text:h text:style-name="Heading_20_2" text:outline-level="2"><text:bookmark-start text:name="__RefHeading___Toc1893_1549239723"/>TWITTER BOOTSTRAP<text:bookmark-end text:name="__RefHeading___Toc1893_1549239723"/></text:h>
            </text:list-item>
            <text:list-item>
              <text:h text:style-name="Heading_20_2" text:outline-level="2"><text:bookmark-start text:name="__RefHeading___Toc1895_1549239723"/>CODEIGNITER <text:bookmark-end text:name="__RefHeading___Toc1895_1549239723"/></text:h>
            </text:list-item>
            <text:list-item>
              <text:h text:style-name="Heading_20_2" text:outline-level="2"><text:bookmark-start text:name="__RefHeading___Toc1897_1549239723"/>GIT<text:bookmark-end text:name="__RefHeading___Toc1897_1549239723"/></text:h>
            </text:list-item>
            <text:list-item>
              <text:h text:style-name="Heading_20_2" text:outline-level="2"><text:bookmark-start text:name="__RefHeading___Toc1899_1549239723"/>AUTH 2.0<text:bookmark-end text:name="__RefHeading___Toc1899_1549239723"/></text:h>
            </text:list-item>
          </text:list>
        </text:list-item>
      </text:list>
      <text:h text:style-name="P75" text:outline-level="1"/>
      <text:list xml:id="list194918829979576" text:continue-numbering="true" text:style-name="Outline">
        <text:list-item>
          <text:h text:style-name="P89" text:outline-level="1"><text:bookmark-start text:name="__RefHeading___Toc1901_1549239723"/>DIAGRAMA DE CASO DE USO<text:bookmark-end text:name="__RefHeading___Toc1901_1549239723"/></text:h>
        </text:list-item>
        <text:list-item>
          <text:h text:style-name="P89" text:outline-level="1"><text:bookmark-start text:name="__RefHeading___Toc1903_1549239723"/>DIAGRAMA DE CLASSES<text:bookmark-end text:name="__RefHeading___Toc1903_1549239723"/></text:h>
        </text:list-item>
        <text:list-item>
          <text:h text:style-name="P86" text:outline-level="1"><text:bookmark-start text:name="__RefHeading___Toc1905_1549239723"/>FUNCIONALIDADES<text:bookmark-end text:name="__RefHeading___Toc1905_1549239723"/></text:h>
          <text:list>
            <text:list-item>
              <text:h text:style-name="P82" text:outline-level="2"><text:bookmark-start text:name="__RefHeading___Toc1907_1549239723"/>AUTENTICAÇÃO COM FACEBOOK<text:bookmark-end text:name="__RefHeading___Toc1907_1549239723"/></text:h>
            </text:list-item>
            <text:list-item>
              <text:h text:style-name="P82" text:outline-level="2"><text:bookmark-start text:name="__RefHeading___Toc1909_1549239723"/>AUTENTICAÇÃO COM GOOGLE<text:bookmark-end text:name="__RefHeading___Toc1909_1549239723"/></text:h>
            </text:list-item>
            <text:list-item>
              <text:h text:style-name="P82" text:outline-level="2"><text:bookmark-start text:name="__RefHeading___Toc1911_1549239723"/>AUTENTICAÇÃO PADRAO<text:bookmark-end text:name="__RefHeading___Toc1911_1549239723"/></text:h>
            </text:list-item>
            <text:list-item>
              <text:h text:style-name="P82" text:outline-level="2"><text:bookmark-start text:name="__RefHeading___Toc1913_1549239723"/>LISTA DE ESTUDOS<text:bookmark-end text:name="__RefHeading___Toc1913_1549239723"/></text:h>
            </text:list-item>
            <text:list-item>
              <text:h text:style-name="P83" text:outline-level="2"><text:bookmark-start text:name="__RefHeading___Toc1915_1549239723"/><text:span text:style-name="T17">LISTA DE VERSÍCULOS GRIFADOS</text:span> <text:bookmark-end text:name="__RefHeading___Toc1915_1549239723"/></text:h>
            </text:list-item>
          </text:list>
        </text:list-item>
      </text:list>
      <text:p text:style-name="P20"/>
      <text:list xml:id="list194918661364000" text:continue-numbering="true" text:style-name="Outline">
        <text:list-item>
          <text:h text:style-name="P90" text:outline-level="1"><text:bookmark-start text:name="__RefHeading___Toc1917_1549239723"/>CONCLUSÃO<text:bookmark-end text:name="__RefHeading___Toc1917_1549239723"/></text:h>
        </text:list-item>
      </text:list>
      <text:h text:style-name="P76" text:outline-level="1"/>
      <text:list xml:id="list194919367154068" text:continue-numbering="true" text:style-name="Outline">
        <text:list-item>
          <text:h text:style-name="P86" text:outline-level="1"><text:bookmark-start text:name="__RefHeading___Toc1211_1629433696"/>REFERÊNCIAS<text:bookmark-end text:name="__RefHeading___Toc1211_1629433696"/></text:h>
        </text:list-item>
      </text:list>
      <text:list xml:id="list628470005472229506" text:style-name="L2">
        <text:list-item>
          <text:p text:style-name="P77"><text:span text:style-name="Fonte_20_parág._20_padrão"><text:span text:style-name="T2">BENEDITO, Carlos Sica. </text:span></text:span><text:span text:style-name="Fonte_20_parág._20_padrão"><text:span text:style-name="T5">PHP Com Tudo</text:span></text:span><text:span text:style-name="Fonte_20_parág._20_padrão"><text:span text:style-name="T2">. Editora Ciência Moderna Ltda. 1ª ed. Rio de Janeiro, 2011.</text:span></text:span></text:p>
        </text:list-item>
        <text:list-item>
          <text:p text:style-name="P77"><text:span text:style-name="Fonte_20_parág._20_padrão"><text:span text:style-name="T2">GABARDO, Ademir Cristiano.</text:span></text:span><text:span text:style-name="Fonte_20_parág._20_padrão"><text:span text:style-name="T5"> PHP e MVC com CodeIgniter</text:span></text:span><text:span text:style-name="Fonte_20_parág._20_padrão"><text:span text:style-name="T2">. Novatec Editora Ltda. 1ª ed. São Paulo, Novembro de 2012.</text:span></text:span></text:p>
        </text:list-item>
        <text:list-item>
          <text:p text:style-name="P78"><text:span text:style-name="Fonte_20_parág._20_padrão"><text:span text:style-name="T14">Portal Livros Guinness dos Records:</text:span></text:span></text:p>
          <text:p text:style-name="P78"><text:span text:style-name="Fonte_20_parág._20_padrão"><text:span text:style-name="T14">&lt;</text:span></text:span><text:a xlink:type="simple" xlink:href="http://www.guinnessworldrecords.com/world-records/best-selling-book-of-non-fiction/" text:style-name="Internet_20_link" text:visited-style-name="Visited_20_Internet_20_Link"><text:span text:style-name="Fonte_20_parág._20_padrão"><text:span text:style-name="T14">http://www.guinnessworldrecords.com/world-records/best-selling-book-of-non-fiction/</text:span></text:span></text:a><text:span text:style-name="Fonte_20_parág._20_padrão"><text:span text:style-name="T14">&gt;</text:span></text:span></text:p>
          <text:p text:style-name="P78"><text:span text:style-name="Fonte_20_parág._20_padrão"><text:span text:style-name="T14">Acesso em 23 de setembro de 2017</text:span></text:span></text:p>
          <text:p text:style-name="P78"><text:span text:style-name="Fonte_20_parág._20_padrão"><text:span text:style-name="T14"/></text:span></text:p>
        </text:list-item>
      </text:list>
      <text:list xml:id="list194918525380406" text:continue-list="list194919367154068" text:style-name="Outline">
        <text:list-item>
          <text:h text:style-name="P86" text:outline-level="1"><text:bookmark-start text:name="__RefHeading___Toc12679_2137711369"/>APÊNDICE<text:bookmark-end text:name="__RefHeading___Toc12679_2137711369"/></text:h>
        </text:list-item>
      </text:list>
      <text:p text:style-name="Text_20_body"><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text:select-page="current">31</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181</meta:editing-cycles>
    <meta:editing-duration>P1DT4H47M12S</meta:editing-duration>
    <dc:date>2017-09-26T19:49:17.586178017</dc:date>
    <dc:creator>Everson Teixeira</dc:creator>
    <meta:printed-by>Everson Teixeira</meta:printed-by>
    <meta:print-date>2017-09-22T00:55:42.221961820</meta:print-date>
    <meta:document-statistic meta:table-count="2" meta:image-count="0" meta:object-count="0" meta:page-count="31" meta:paragraph-count="226" meta:word-count="3239" meta:character-count="21221" meta:non-whitespace-character-count="17940"/>
    <meta:template xlink:type="simple" xlink:actuate="onRequest" xlink:title="" xlink:href="Normal"/>
  </office:meta>
</office:document-meta>
</file>